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0.65cm" draw:marker-end-width="0.65cm" draw:fill="solid" draw:fill-color="#ffffff" draw:textarea-horizontal-align="justify" draw:textarea-vertical-align="middle" draw:auto-grow-height="false" fo:min-height="7.352cm" fo:min-width="7.28cm" fo:padding-top="0.275cm" fo:padding-bottom="0.275cm" fo:padding-left="0.4cm" fo:padding-right="0.4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4.2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text-properties fo:font-size="66pt" style:font-size-asian="66pt" style:font-size-complex="66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10.75cm" svg:x="8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.3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.851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5cm" svg:height="0.25cm" svg:x="11.4cm" svg:y="11.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25cm" svg:height="3.25cm" svg:x="7.55cm" svg:y="15.5cm">
          <draw:text-box>
            <text:p text:style-name="P4"><text:span text:style-name="T1">Have A Day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31:53.148558511</meta:creation-date>
    <dc:date>2025-02-06T14:03:31.412506644</dc:date>
    <meta:editing-duration>PT31M38S</meta:editing-duration>
    <meta:editing-cycles>4</meta:editing-cycles>
    <meta:generator>LibreOffice/24.8.4.2$MacOSX_X86_64 LibreOffice_project/bb3cfa12c7b1bf994ecc5649a80400d06cd71002</meta:generator>
    <meta:document-statistic meta:object-count="5"/>
  </office:meta>
</office:document-meta>
</file>